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/>
      <style:text-properties fo:language="fr" fo:country="FR" officeooo:paragraph-rsid="00067955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officeooo:paragraph-rsid="00067955"/>
    </style:style>
    <style:style style:name="P3" style:family="paragraph" style:parent-style-name="Heading_20_1">
      <style:paragraph-properties fo:margin-top="0cm" fo:margin-bottom="0cm" loext:contextual-spacing="false"/>
      <style:text-properties fo:language="fr" fo:country="FR" officeooo:paragraph-rsid="00067955"/>
    </style:style>
    <style:style style:name="T1" style:family="text">
      <style:text-properties fo:language="fr" fo:country="FR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supprimer les accès au second étage par l'ouest</text:span></text:h>
      <text:list xml:id="list497737847" text:style-name="L1">
        <text:list-item>
          <text:p text:style-name="P2"><text:span text:style-name="T1">aller sur la </text:span><text:a xlink:type="simple" xlink:href="https://console.firebase.google.com/u/0/project/geolocalisation-indoor/database/geolocalisation-indoor/data" text:style-name="Internet_20_link" text:visited-style-name="Visited_20_Internet_20_Link"><text:span text:style-name="Definition"><text:span text:style-name="T1">console Firebase avec mon compte gmail</text:span></text:span></text:a></text:p>
        </text:list-item>
        <text:list-item>
          <text:p text:style-name="P1">rendre à false l'entrée cnamaccess31 mouvement entrée 12 (monter de 1 à 5) mis à false ainsi que l'entrée 14 (monter de 2 à 6 ) mis à fa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1:56:34.688613755</meta:creation-date>
    <dc:date>2020-06-14T11:59:37.644031701</dc:date>
    <meta:editing-duration>PT3M3S</meta:editing-duration>
    <meta:editing-cycles>1</meta:editing-cycles>
    <meta:document-statistic meta:table-count="0" meta:image-count="0" meta:object-count="0" meta:page-count="1" meta:paragraph-count="3" meta:word-count="49" meta:character-count="240" meta:non-whitespace-character-count="197"/>
    <meta:generator>LibreOffice/6.0.7.3$Linux_X86_64 LibreOffice_project/00m0$Build-3</meta:generator>
  </office:meta>
</office:document-meta>
</file>